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мечания по тому что я напилил в <text:span text:style-name="T1">Ansible </text:span></text:h>
      <text:p text:style-name="P2"/>
      <text:p text:style-name="P1">Я сделал очень грязный и быстрый набор ансибл-плейбуков для создания копии того кластерка, работоспособность которого я восстановил.</text:p>
      <text:p text:style-name="P1">Он в первую очередь ограничен тем что не предполагает перенсатрйоки параметров кластера через <text:span text:style-name="T1">ansible </text:span>(там много хардкода) и, разумеется не учитывает все замечания по настрйоке существующего кластера.</text:p>
      <text:p text:style-name="P1"/>
      <text:p text:style-name="P1">Собственно, что нужно сделать чтобы задеплоить такой-же кластер, как представленный на новом хосте:</text:p>
      <text:list xml:id="list7155820456636915168" text:style-name="L1">
        <text:list-item>
          <text:p text:style-name="P5">Зайти на хост под пользователем <text:span text:style-name="T1">root</text:span></text:p>
        </text:list-item>
        <text:list-item>
          <text:p text:style-name="P5"><text:span text:style-name="T1">C</text:span>делать <text:span text:style-name="T1">git pull </text:span><text:a xlink:type="simple" xlink:href="mailto:git@github.com" text:style-name="Internet_20_link" text:visited-style-name="Visited_20_Internet_20_Link">git@github.com</text:a><text:span text:style-name="T1">:dekanovich/qc_kafka.git</text:span></text:p>
        </text:list-item>
        <text:list-item>
          <text:p text:style-name="P3">cd qc_kafka</text:p>
        </text:list-item>
        <text:list-item>
          <text:p text:style-name="P3">ansible-playbook main.yml</text:p>
        </text:list-item>
        <text:list-item>
          <text:p text:style-name="P5">По идее тут все должно работать :)))</text:p>
        </text:list-item>
      </text:list>
      <text:p text:style-name="P1"/>
      <text:p text:style-name="P2">P.S. <text:span text:style-name="T2">Я вдохновлялся проектом </text:span><text:a xlink:type="simple" xlink:href="https://github.com/sleighzy/ansible-kafka/" text:style-name="Internet_20_link" text:visited-style-name="Visited_20_Internet_20_Link">https://github.com/sleighzy/ansible-kafka/</text:a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8S</meta:editing-duration>
    <meta:editing-cycles>4</meta:editing-cycles>
    <meta:generator>OpenOffice/4.1.8$Win32 OpenOffice.org_project/418m3$Build-9803</meta:generator>
    <dc:date>2021-02-18T23:05:51.96</dc:date>
    <meta:document-statistic meta:table-count="0" meta:image-count="0" meta:object-count="0" meta:page-count="1" meta:paragraph-count="10" meta:word-count="96" meta:character-count="717"/>
    <meta:user-defined meta:name="Info 1"/>
    <meta:user-defined meta:name="Info 2"/>
    <meta:user-defined meta:name="Info 3"/>
    <meta:user-defined meta:name="Info 4"/>
  </office:meta>
</office:document-meta>
</file>